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09532" officeooo:paragraph-rsid="00009532"/>
    </style:style>
    <style:style style:name="T1" style:family="text">
      <style:text-properties fo:language="uk" fo:country="U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4.10.24 19.<text:span text:style-name="T1">Основи </text:span>git</text:p>
      <text:p text:style-name="P1">28.10.24 20.<text:span text:style-name="T1">Розгалуження в </text:span>git. Devop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19:06:56.253000000</meta:creation-date>
    <dc:date>2024-11-03T19:09:12.918000000</dc:date>
    <meta:editing-duration>PT2M17S</meta:editing-duration>
    <meta:editing-cycles>1</meta:editing-cycles>
    <meta:document-statistic meta:table-count="0" meta:image-count="0" meta:object-count="0" meta:page-count="1" meta:paragraph-count="2" meta:word-count="8" meta:character-count="60" meta:non-whitespace-character-count="54"/>
    <meta:generator>LibreOffice/24.8.1.2$Windows_X86_64 LibreOffice_project/87fa9aec1a63e70835390b81c40bb8993f1d4ff6</meta:generator>
  </office:meta>
</office:document-meta>
</file>